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Roboto" style:font-family-asian="Roboto" style:font-family-complex="Roboto" fo:background-color="#ffffff" fo:color="#0d0d0d"/>
    </style:style>
    <style:style style:name="T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create table StudentInfo(STU_ID int primary key,STU_NAME VARCHAR(50),DOB DATE,</text:span></text:p>
      <text:p text:style-name="P1"><text:span text:style-name="T1"><text:s/>PHONE_NO BIGINT,EMAIL_ID VARCHAR(50),ADDRESS VARCHAR(100));</text:span></text:p>
      <text:p text:style-name="P1"><text:span text:style-name="T1"/></text:p>
      <text:p text:style-name="P1"><text:span text:style-name="T1">create table CourseInfo(COURSE_ID INT primary key,COURSE_NAME VARCHAR(50),</text:span></text:p>
      <text:p text:style-name="P1"><text:span text:style-name="T1">INSTRUCTOR_NAME VARCHAR(50));</text:span></text:p>
      <text:p text:style-name="P1"><text:span text:style-name="T1"/></text:p>
      <text:p text:style-name="P1"><text:span text:style-name="T1">create table EnrollmentInfo(ENROLLMENT_ID INT,STU_ID INT,COURSE_ID INT,</text:span></text:p>
      <text:p text:style-name="P1"><text:span text:style-name="T1">ENROLL_STATUS varchar(50), FOREIGN KEY (STU_ID) REFERENCES StudentInfo(STU_ID), FOREIGN KEY (COURSE_ID) REFERENCES CourseInfo(COURSE_ID));</text:span><text:span text:style-name="T2"/></text:p>
      <text:p text:style-name="P2"><text:span text:style-name="T3">INSERT INTO StudentInfo (STU_ID, STU_NAME, DOB, PHONE_NO, EMAIL_ID, ADDRESS)</text:span></text:p>
      <text:p text:style-name="P2"><text:span text:style-name="T3">VALUES</text:span></text:p>
      <text:p text:style-name="P2"><text:span text:style-name="T3">(1, 'John Smith', '2000-05-15', 1234567890, 'john@example.com', '123 Main St, Cityville'),</text:span></text:p>
      <text:p text:style-name="P2"><text:span text:style-name="T3">(2, 'Emily Johnson', '2001-08-22', 9876543210, 'emily@example.com', '456 Elm St, Townsville'),</text:span></text:p>
      <text:p text:style-name="P2"><text:span text:style-name="T3">(3, 'Michael Brown', '1999-12-10', 5556667777, 'michael@example.com', '789 Oak St, Villageton');</text:span></text:p>
      <text:p text:style-name="P2"><text:span text:style-name="T3"/></text:p>
      <text:p text:style-name="P2"><text:span text:style-name="T3">INSERT INTO CourseInfo (COURSE_ID, COURSE_NAME, INSTRUCTOR_NAME)</text:span></text:p>
      <text:p text:style-name="P2"><text:span text:style-name="T3">VALUES</text:span></text:p>
      <text:p text:style-name="P2"><text:span text:style-name="T3">(101, 'Introduction to Computer Science', 'Dr. Smith'),</text:span></text:p>
      <text:p text:style-name="P2"><text:span text:style-name="T3">(102, 'Advanced Mathematics', 'Prof. Johnson'),</text:span></text:p>
      <text:p text:style-name="P2"><text:span text:style-name="T3">(103, 'Literature and Writing', 'Dr. Martinez');</text:span></text:p>
      <text:p text:style-name="P2"><text:span text:style-name="T3"/></text:p>
      <text:p text:style-name="P2"><text:span text:style-name="T3">INSERT INTO EnrollmentInfo (ENROLLMENT_ID, STU_ID, COURSE_ID, ENROLL_STATUS)</text:span></text:p>
      <text:p text:style-name="P2"><text:span text:style-name="T3">VALUES</text:span></text:p>
      <text:p text:style-name="P2"><text:span text:style-name="T3">(1, 1, 101, 'Enrolled'),</text:span></text:p>
      <text:p text:style-name="P2"><text:span text:style-name="T3">(2, 2, 102, 'Enrolled'),</text:span></text:p>
      <text:p text:style-name="P2"><text:span text:style-name="T3">(3, 3, 103, 'Enrolled'),</text:span></text:p>
      <text:p text:style-name="P2"><text:span text:style-name="T3">(4, 1, 102, 'Enrolled'),</text:span></text:p>
      <text:p text:style-name="P2"><text:span text:style-name="T3">(5, 2, 101, 'Enrolled');</text:span></text:p>
      <text:p text:style-name="P2"><text:span text:style-name="T3">SELECT </text:span></text:p>
      <text:p text:style-name="P2"><text:span text:style-name="T3"><text:s text:c="4"/>s.STU_NAME,</text:span></text:p>
      <text:p text:style-name="P2"><text:span text:style-name="T3"><text:s text:c="4"/>s.PHONE_NO,</text:span></text:p>
      <text:p text:style-name="P2"><text:span text:style-name="T3"><text:s text:c="4"/>s.EMAIL_ID,</text:span></text:p>
      <text:p text:style-name="P2"><text:span text:style-name="T3"><text:s text:c="4"/>e.ENROLL_STATUS</text:span></text:p>
      <text:p text:style-name="P2"><text:span text:style-name="T3">FROM </text:span></text:p>
      <text:p text:style-name="P2"><text:span text:style-name="T3"><text:s text:c="4"/>StudentInfo s</text:span></text:p>
      <text:p text:style-name="P2"><text:span text:style-name="T3">JOIN </text:span></text:p>
      <text:p text:style-name="P2"><text:span text:style-name="T3"><text:s text:c="4"/>EnrollmentInfo e ON s.STU_ID = e.STU_ID;</text:span></text:p>
      <text:p text:style-name="P2"><text:span text:style-name="T3">SELECT </text:span></text:p>
      <text:p text:style-name="P2"><text:span text:style-name="T3"><text:s text:c="4"/>ci.COURSE_NAME,</text:span></text:p>
      <text:p text:style-name="P2"><text:span text:style-name="T3"><text:s text:c="4"/>ci.INSTRUCTOR_NAME</text:span></text:p>
      <text:p text:style-name="P2"><text:span text:style-name="T3">FROM </text:span></text:p>
      <text:p text:style-name="P2"><text:span text:style-name="T3"><text:s text:c="4"/>EnrollmentInfo ei</text:span></text:p>
      <text:p text:style-name="P2"><text:span text:style-name="T3">JOIN </text:span></text:p>
      <text:p text:style-name="P2"><text:span text:style-name="T3"><text:s text:c="4"/>CourseInfo ci ON ei.COURSE_ID = ci.COURSE_ID</text:span></text:p>
      <text:p text:style-name="P2"><text:span text:style-name="T3">WHERE </text:span></text:p>
      <text:p text:style-name="P2"><text:span text:style-name="T3"><text:s text:c="4"/>ei.STU_ID = 2 AND ei.ENROLL_STATUS = 'Enrolled';</text:span></text:p>
      <text:p text:style-name="P2"><text:span text:style-name="T3">SELECT </text:span></text:p>
      <text:p text:style-name="P2"><text:span text:style-name="T3"><text:s text:c="4"/>COURSE_NAME,</text:span></text:p>
      <text:p text:style-name="P2"><text:span text:style-name="T3"><text:s text:c="4"/>INSTRUCTOR_NAME</text:span></text:p>
      <text:p text:style-name="P2"><text:span text:style-name="T3">FROM </text:span></text:p>
      <text:p text:style-name="P2"><text:span text:style-name="T3"><text:s text:c="4"/>CourseInfo;</text:span></text:p>
      <text:p text:style-name="P2"><text:span text:style-name="T3">SELECT </text:span></text:p>
      <text:p text:style-name="P2"><text:span text:style-name="T3"><text:s text:c="4"/>COURSE_ID,</text:span></text:p>
      <text:p text:style-name="P2"><text:span text:style-name="T3"><text:s text:c="4"/>COURSE_NAME,</text:span></text:p>
      <text:p text:style-name="P2"><text:span text:style-name="T3"><text:s text:c="4"/>INSTRUCTOR_NAME</text:span></text:p>
      <text:p text:style-name="P2"><text:span text:style-name="T3">FROM </text:span></text:p>
      <text:p text:style-name="P2"><text:span text:style-name="T3"><text:s text:c="4"/>CourseInfo</text:span></text:p>
      <text:p text:style-name="P2"><text:span text:style-name="T3">WHERE </text:span></text:p>
      <text:p text:style-name="P2"><text:span text:style-name="T3"><text:s text:c="4"/>COURSE_NAME = ‘Literature and Writing’;</text:span></text:p>
      <text:p text:style-name="P2"><text:span text:style-name="T3">SELECT </text:span></text:p>
      <text:p text:style-name="P2"><text:span text:style-name="T3"><text:s text:c="4"/>COURSE_ID,</text:span></text:p>
      <text:p text:style-name="P2"><text:span text:style-name="T3"><text:s text:c="4"/>COURSE_NAME,</text:span></text:p>
      <text:p text:style-name="P2"><text:span text:style-name="T3"><text:s text:c="4"/>INSTRUCTOR_NAME</text:span></text:p>
      <text:p text:style-name="P2"><text:span text:style-name="T3">FROM </text:span></text:p>
      <text:p text:style-name="P2"><text:span text:style-name="T3"><text:s text:c="4"/>CourseInfo</text:span></text:p>
      <text:p text:style-name="P2"><text:span text:style-name="T3">WHERE </text:span></text:p>
      <text:p text:style-name="P2"><text:span text:style-name="T3"><text:s text:c="4"/>COURSE_ID IN (101, 102, 103);</text:span></text:p>
      <text:p text:style-name="P2"><text:span text:style-name="T3">SELECT </text:span></text:p>
      <text:p text:style-name="P2"><text:span text:style-name="T3"><text:s text:c="4"/>ci.COURSE_NAME,</text:span></text:p>
      <text:p text:style-name="P2"><text:span text:style-name="T3"><text:s text:c="4"/>ci.INSTRUCTOR_NAME,</text:span></text:p>
      <text:p text:style-name="P2"><text:span text:style-name="T3"><text:s text:c="4"/>COUNT(ei.STU_ID) AS ENROLLED_STUDENTS</text:span></text:p>
      <text:p text:style-name="P2"><text:span text:style-name="T3">FROM </text:span></text:p>
      <text:p text:style-name="P2"><text:span text:style-name="T3"><text:s text:c="4"/>CourseInfo ci</text:span></text:p>
      <text:p text:style-name="P2"><text:span text:style-name="T3">LEFT JOIN </text:span></text:p>
      <text:p text:style-name="P2"><text:span text:style-name="T3"><text:s text:c="4"/>EnrollmentInfo ei ON ci.COURSE_ID = ei.COURSE_ID</text:span></text:p>
      <text:p text:style-name="P2"><text:span text:style-name="T3">GROUP BY </text:span></text:p>
      <text:p text:style-name="P2"><text:span text:style-name="T3"><text:s text:c="4"/>ci.COURSE_NAME, ci.INSTRUCTOR_NAME;</text:span></text:p>
      <text:p text:style-name="P2"><text:span text:style-name="T3">SELECT </text:span></text:p>
      <text:p text:style-name="P2"><text:span text:style-name="T3"><text:s text:c="4"/>si.STU_NAME</text:span></text:p>
      <text:p text:style-name="P2"><text:span text:style-name="T3">FROM</text:span></text:p>
      <text:p text:style-name="P2"><text:span text:style-name="T3"><text:s text:c="4"/>StudentInfo si</text:span></text:p>
      <text:p text:style-name="P2"><text:span text:style-name="T3">JOIN </text:span></text:p>
      <text:p text:style-name="P2"><text:span text:style-name="T3"><text:s text:c="4"/>EnrollmentInfo ei ON si.STU_ID = ei.STU_ID</text:span></text:p>
      <text:p text:style-name="P2"><text:span text:style-name="T3">WHERE </text:span></text:p>
      <text:p text:style-name="P2"><text:span text:style-name="T3"><text:s text:c="4"/>ei.COURSE_ID = 102;</text:span></text:p>
      <text:p text:style-name="P2"><text:span text:style-name="T3">SELECT </text:span></text:p>
      <text:p text:style-name="P2"><text:span text:style-name="T3"><text:s text:c="4"/>ci.INSTRUCTOR_NAME,</text:span></text:p>
      <text:p text:style-name="P2"><text:span text:style-name="T3"><text:s text:c="4"/>COUNT(DISTINCT si.STU_ID) AS ENROLLED_STUDENTS_COUNT</text:span></text:p>
      <text:p text:style-name="P2"><text:span text:style-name="T3">FROM </text:span></text:p>
      <text:p text:style-name="P2"><text:span text:style-name="T3"><text:s text:c="4"/>CourseInfo ci</text:span></text:p>
      <text:p text:style-name="P2"><text:span text:style-name="T3">JOIN </text:span></text:p>
      <text:p text:style-name="P2"><text:span text:style-name="T3"><text:s text:c="4"/>EnrollmentInfo ei ON ci.COURSE_ID = ei.COURSE_ID</text:span></text:p>
      <text:p text:style-name="P2"><text:span text:style-name="T3">JOIN </text:span></text:p>
      <text:p text:style-name="P2"><text:span text:style-name="T3"><text:s text:c="4"/>StudentInfo si ON ei.STU_ID = si.STU_ID</text:span></text:p>
      <text:p text:style-name="P2"><text:span text:style-name="T3">GROUP BY </text:span></text:p>
      <text:p text:style-name="P2"><text:span text:style-name="T3"><text:s text:c="4"/>ci.INSTRUCTOR_NAME;</text:span></text:p>
      <text:p text:style-name="P2"><text:span text:style-name="T3">SELECT </text:span></text:p>
      <text:p text:style-name="P2"><text:span text:style-name="T3"><text:s text:c="4"/>si.STU_ID,</text:span></text:p>
      <text:p text:style-name="P2"><text:span text:style-name="T3"><text:s text:c="4"/>si.STU_NAME,</text:span></text:p>
      <text:p text:style-name="P2"><text:span text:style-name="T3"><text:s text:c="4"/>COUNT(DISTINCT ei.COURSE_ID) AS ENROLLED_COURSES_COUNT</text:span></text:p>
      <text:p text:style-name="P2"><text:span text:style-name="T3">FROM </text:span></text:p>
      <text:p text:style-name="P2"><text:span text:style-name="T3"><text:s text:c="4"/>StudentInfo si</text:span></text:p>
      <text:p text:style-name="P2"><text:span text:style-name="T3">JOIN </text:span></text:p>
      <text:p text:style-name="P2"><text:span text:style-name="T3">EnrollmentInfo ei ON si.STU_ID = ei.STU_ID WHERE ei.ENROLL_STATUS = 'Enrolled'</text:span></text:p>
      <text:p text:style-name="P2"><text:span text:style-name="T3">GROUP BY </text:span></text:p>
      <text:p text:style-name="P2"><text:span text:style-name="T3"><text:s text:c="4"/>si.STU_ID, si.STU_NAME</text:span></text:p>
      <text:p text:style-name="P2"><text:span text:style-name="T3">HAVING </text:span></text:p>
      <text:p text:style-name="P2"><text:span text:style-name="T3"><text:s text:c="4"/>COUNT(DISTINCT ei.COURSE_ID) &gt; 1;</text:span></text:p>
      <text:p text:style-name="P2"><text:span text:style-name="T3">SELECT </text:span></text:p>
      <text:p text:style-name="P2"><text:span text:style-name="T3"><text:s text:c="4"/>ci.COURSE_ID,</text:span></text:p>
      <text:p text:style-name="P2"><text:span text:style-name="T3"><text:s text:c="4"/>ci.COURSE_NAME,</text:span></text:p>
      <text:p text:style-name="P2"><text:span text:style-name="T3"><text:s text:c="4"/>ci.INSTRUCTOR_NAME,</text:span></text:p>
      <text:p text:style-name="P2"><text:span text:style-name="T3"><text:s text:c="4"/>COUNT(ei.STU_ID) AS ENROLLED_STUDENTS_COUNT</text:span></text:p>
      <text:p text:style-name="P2"><text:span text:style-name="T3">FROM </text:span></text:p>
      <text:p text:style-name="P2"><text:span text:style-name="T3"><text:s text:c="4"/>CourseInfo ci</text:span></text:p>
      <text:p text:style-name="P2"><text:span text:style-name="T3">JOIN </text:span></text:p>
      <text:p text:style-name="P2"><text:span text:style-name="T3"><text:s text:c="4"/>EnrollmentInfo ei ON ci.COURSE_ID = ei.COURSE_ID</text:span></text:p>
      <text:p text:style-name="P2"><text:span text:style-name="T3">GROUP BY </text:span></text:p>
      <text:p text:style-name="P2"><text:span text:style-name="T3"><text:s text:c="4"/>ci.COURSE_ID, ci.COURSE_NAME, ci.INSTRUCTOR_NAME</text:span></text:p>
      <text:p text:style-name="P2"><text:span text:style-name="T3">ORDER BY </text:span></text:p>
      <text:p text:style-name="P2"><text:span text:style-name="T3"><text:s text:c="4"/>ENROLLED_STUDENTS_COUNT DESC;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